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arial" fo:font-size="9.75pt"/>
    </style:style>
    <style:style style:name="T6" style:family="text">
      <style:text-properties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2<text:span text:style-name="T2">th</text:span> November 2013 Time : 3.00 PM to 3.45 PM; GMRT conference room,NCRA board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NMS, SNK ,C Satheesh , MBM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402984475" text:style-name="L1">
              <text:list-item>
                <text:p text:style-name="P8">RRU updated about the test done for 0.5 &amp; 0.25 Sec data rate related to back ground monitoring in Online_v2 software.</text:p>
                <text:p text:style-name="P8">RRU updated about the Producer Consumer model followed in the design of Online_v2.</text:p>
                <text:p text:style-name="P9"><text:span text:style-name="T6">RRU updated that SSS has circulated </text:span><text:span text:style-name="T5">online command document . </text:span></text:p>
                <text:p text:style-name="P9"><text:span text:style-name="T5"/></text:p>
              </text:list-item>
              <text:list-item>
                <text:p text:style-name="P8">NMS updated that he has programmed 11 MCM cards which has been given to GAB group.</text:p>
                <text:p text:style-name="P8">- Ping functionality has been implemented in MCM program.</text:p>
                <text:p text:style-name="P8">- Will start working on Sub array controller.</text:p>
                <text:p text:style-name="P8">- Need input regarding GUI from user. NMS will put GUI on Incms machine, User can login </text:p>
                <text:p text:style-name="P8"><text:s text:c="3"/>on Incms machine &amp; check the functionality of GUI.</text:p>
                <text:p text:style-name="P8"/>
              </text:list-item>
              <text:list-item>
                <text:p text:style-name="P8">SNK updated that he has tested the logging of faster date at 100 ms for 100 times. It works fine.</text:p>
                <text:p text:style-name="P8">- SNK was busy in 3-Phase monitoring &amp; has written script for plotting data from lat file.</text:p>
                <text:p text:style-name="P8">- SNK updated that tune work is over.</text:p>
                <text:p text:style-name="P8"/>
              </text:list-item>
              <text:list-item>
                <text:p text:style-name="P8">C satheesh updated that total number of tested MCM card is 60.</text:p>
                <text:p text:style-name="P8"/>
              </text:list-item>
              <text:list-item>
                <text:p text:style-name="P8">NGK suggested to look into the optimization for response packets. If we can compress the data </text:p>
                <text:p text:style-name="P8">it will help in our communication.</text:p>
                <text:p text:style-name="P8">* NMS updated that time between two packets is configurable in Dynamic C, he will </text:p>
                <text:p text:style-name="P8"><text:s text:c="3"/>look into <text:s text:c="2"/>that.</text:p>
                <text:p text:style-name="P8">NGK informed about the Meter way conference for which we have to prepare poster.</text:p>
                <text:p text:style-name="P8"/>
              </text:list-item>
              <text:list-item>
                <text:p text:style-name="P8">Next meeting will at 11.30 AM.</text:p>
                <text:p text:style-name="P8">We will discuss old Online command &amp; procedures.</text:p>
              </text:list-item>
            </text:list>
            <text:p text:style-name="P7"/>
            <text:list xml:id="list543624935" text:continue-numbering="true" text:style-name="L1">
              <text:list-header>
                <text:p text:style-name="P8"/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1-12T16:27:20</dc:date>
    <dc:creator>teleset </dc:creator>
    <meta:editing-duration>P1DT1H23M2S</meta:editing-duration>
    <meta:editing-cycles>372</meta:editing-cycles>
    <meta:generator>LibreOffice/3.4$Linux LibreOffice_project/340m1$Build-602</meta:generator>
    <meta:document-statistic meta:table-count="1" meta:image-count="0" meta:object-count="0" meta:page-count="1" meta:paragraph-count="34" meta:word-count="302" meta:character-count="1611" meta:non-whitespace-character-count="1328"/>
  </office:meta>
</office:document-meta>
</file>